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"/>
    <style:font-face style:name="arial" svg:font-family="arial, sans-serif"/>
  </office:font-face-decls>
  <office:automatic-styles>
    <style:style style:name="P1" style:family="paragraph" style:parent-style-name="Footer">
      <style:text-properties officeooo:rsid="001e6243" officeooo:paragraph-rsid="001e6243"/>
    </style:style>
    <style:style style:name="P2" style:family="paragraph" style:parent-style-name="Standard">
      <style:text-properties fo:font-weight="bold" officeooo:rsid="002b5f97" officeooo:paragraph-rsid="002b5f97" style:font-weight-asian="bold" style:font-weight-complex="bold"/>
    </style:style>
    <style:style style:name="P3" style:family="paragraph" style:parent-style-name="Heading">
      <style:paragraph-properties fo:text-align="center" style:justify-single-word="false"/>
      <style:text-properties fo:font-weight="bold" officeooo:rsid="002028d3" officeooo:paragraph-rsid="002028d3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2028d3" officeooo:paragraph-rsid="002028d3" style:font-weight-asian="bold" style:font-weight-complex="bold"/>
    </style:style>
    <style:style style:name="P5" style:family="paragraph" style:parent-style-name="Standard">
      <style:text-properties officeooo:rsid="000c5321" officeooo:paragraph-rsid="000c5321"/>
    </style:style>
    <style:style style:name="P6" style:family="paragraph" style:parent-style-name="Standard">
      <style:text-properties officeooo:rsid="000c5321" officeooo:paragraph-rsid="0026d87f"/>
    </style:style>
    <style:style style:name="P7" style:family="paragraph" style:parent-style-name="Standard">
      <style:text-properties officeooo:rsid="000c5321" officeooo:paragraph-rsid="0022cdbe"/>
    </style:style>
    <style:style style:name="P8" style:family="paragraph" style:parent-style-name="Standard">
      <style:text-properties officeooo:rsid="000cb021" officeooo:paragraph-rsid="000cb021"/>
    </style:style>
    <style:style style:name="P9" style:family="paragraph" style:parent-style-name="Standard">
      <style:text-properties officeooo:rsid="000cb021" officeooo:paragraph-rsid="0028ca70"/>
    </style:style>
    <style:style style:name="P10" style:family="paragraph" style:parent-style-name="Standard">
      <style:text-properties fo:font-weight="normal" officeooo:rsid="002b5f97" officeooo:paragraph-rsid="002b5f97" style:font-weight-asian="normal" style:font-weight-complex="normal"/>
    </style:style>
    <style:style style:name="P11" style:family="paragraph" style:parent-style-name="Standard">
      <style:text-properties officeooo:rsid="0026b545" officeooo:paragraph-rsid="0026b545"/>
    </style:style>
    <style:style style:name="P12" style:family="paragraph" style:parent-style-name="Title">
      <style:text-properties officeooo:rsid="0026b545" officeooo:paragraph-rsid="0026b545"/>
    </style:style>
    <style:style style:name="P13" style:family="paragraph" style:parent-style-name="Standard">
      <style:text-properties officeooo:rsid="0026d87f" officeooo:paragraph-rsid="0026d87f"/>
    </style:style>
    <style:style style:name="P14" style:family="paragraph" style:parent-style-name="Standard">
      <style:text-properties officeooo:rsid="002808cf" officeooo:paragraph-rsid="002808cf"/>
    </style:style>
    <style:style style:name="P15" style:family="paragraph" style:parent-style-name="Standard">
      <style:text-properties officeooo:rsid="0028ca70" officeooo:paragraph-rsid="0028ca70"/>
    </style:style>
    <style:style style:name="P16" style:family="paragraph" style:parent-style-name="Standard">
      <style:text-properties officeooo:rsid="0028f5e5" officeooo:paragraph-rsid="0028f5e5"/>
    </style:style>
    <style:style style:name="P17" style:family="paragraph" style:parent-style-name="Standard">
      <style:text-properties officeooo:rsid="002a7d90" officeooo:paragraph-rsid="002a7d90"/>
    </style:style>
    <style:style style:name="P18" style:family="paragraph" style:parent-style-name="Standard">
      <style:text-properties officeooo:rsid="002b5f97" officeooo:paragraph-rsid="002b5f97"/>
    </style:style>
    <style:style style:name="P19" style:family="paragraph" style:parent-style-name="Text_20_body">
      <style:paragraph-properties fo:text-align="center" style:justify-single-word="false"/>
      <style:text-properties officeooo:rsid="002b5f97" officeooo:paragraph-rsid="002b5f97"/>
    </style:style>
    <style:style style:name="P20" style:family="paragraph" style:parent-style-name="Standard">
      <style:text-properties officeooo:rsid="002b5f97" officeooo:paragraph-rsid="0026d87f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Heading">
      <style:paragraph-properties fo:text-align="center" style:justify-single-word="false"/>
      <style:text-properties officeooo:paragraph-rsid="002028d3"/>
    </style:style>
    <style:style style:name="P24" style:family="paragraph" style:parent-style-name="Text_20_body">
      <style:text-properties officeooo:rsid="00232a0a" officeooo:paragraph-rsid="00232a0a"/>
    </style:style>
    <style:style style:name="P25" style:family="paragraph" style:parent-style-name="Text_20_body">
      <style:text-properties officeooo:rsid="00241b07" officeooo:paragraph-rsid="00241b07"/>
    </style:style>
    <style:style style:name="P26" style:family="paragraph" style:parent-style-name="Text_20_body">
      <style:text-properties officeooo:rsid="002028d3" officeooo:paragraph-rsid="002028d3"/>
    </style:style>
    <style:style style:name="P27" style:family="paragraph" style:parent-style-name="Subtitle">
      <style:text-properties officeooo:rsid="002028d3" officeooo:paragraph-rsid="002028d3"/>
    </style:style>
    <style:style style:name="P28" style:family="paragraph" style:parent-style-name="Subtitle">
      <style:text-properties officeooo:paragraph-rsid="002028d3"/>
    </style:style>
    <style:style style:name="P29" style:family="paragraph" style:parent-style-name="Heading_20_1" style:list-style-name=""/>
    <style:style style:name="P30" style:family="paragraph" style:parent-style-name="Heading_20_1" style:list-style-name="">
      <style:text-properties officeooo:rsid="00232a0a" officeooo:paragraph-rsid="00232a0a"/>
    </style:style>
    <style:style style:name="P31" style:family="paragraph" style:parent-style-name="Heading_20_1">
      <style:paragraph-properties fo:break-before="page"/>
      <style:text-properties officeooo:rsid="00232a0a" officeooo:paragraph-rsid="00232a0a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02808cf" officeooo:paragraph-rsid="002808cf"/>
    </style:style>
    <style:style style:name="P34" style:family="paragraph" style:parent-style-name="Heading_20_1">
      <style:paragraph-properties fo:break-before="page"/>
      <style:text-properties officeooo:rsid="0028f5e5"/>
    </style:style>
    <style:style style:name="P35" style:family="paragraph" style:parent-style-name="Standard">
      <style:text-properties fo:font-style="normal" officeooo:rsid="0026d87f" officeooo:paragraph-rsid="0026d87f" style:font-style-asian="normal" style:font-style-complex="normal"/>
    </style:style>
    <style:style style:name="P36" style:family="paragraph" style:parent-style-name="Standard">
      <style:text-properties fo:font-style="normal" officeooo:rsid="002f2df8" officeooo:paragraph-rsid="002f2df8" style:font-style-asian="normal" style:font-style-complex="normal"/>
    </style:style>
    <style:style style:name="P37" style:family="paragraph" style:parent-style-name="Standard">
      <style:text-properties officeooo:rsid="000c5321" officeooo:paragraph-rsid="000c5321"/>
    </style:style>
    <style:style style:name="P38" style:family="paragraph" style:parent-style-name="Standard">
      <style:text-properties officeooo:rsid="000c5321" officeooo:paragraph-rsid="002f2df8"/>
    </style:style>
    <style:style style:name="P39" style:family="paragraph" style:parent-style-name="Standard">
      <style:text-properties officeooo:rsid="0026b545" officeooo:paragraph-rsid="0026b545"/>
    </style:style>
    <style:style style:name="P40" style:family="paragraph" style:parent-style-name="Standard">
      <style:text-properties officeooo:rsid="003112be" officeooo:paragraph-rsid="003112be"/>
    </style:style>
    <style:style style:name="P41" style:family="paragraph" style:parent-style-name="Standard">
      <style:text-properties officeooo:rsid="002808cf" officeooo:paragraph-rsid="002808cf"/>
    </style:style>
    <style:style style:name="P42" style:family="paragraph" style:parent-style-name="Standard">
      <style:text-properties officeooo:rsid="002808cf" officeooo:paragraph-rsid="003231b3"/>
    </style:style>
    <style:style style:name="P43" style:family="paragraph" style:parent-style-name="Standard">
      <style:text-properties officeooo:rsid="00320c30" officeooo:paragraph-rsid="00320c30"/>
    </style:style>
    <style:style style:name="P44" style:family="paragraph" style:parent-style-name="Standard">
      <style:text-properties officeooo:rsid="003231b3" officeooo:paragraph-rsid="003231b3"/>
    </style:style>
    <style:style style:name="P45" style:family="paragraph" style:parent-style-name="Standard">
      <style:text-properties officeooo:rsid="0032e378" officeooo:paragraph-rsid="0032e378"/>
    </style:style>
    <style:style style:name="P46" style:family="paragraph" style:parent-style-name="Standard">
      <style:text-properties officeooo:rsid="0028ca70" officeooo:paragraph-rsid="0028ca70"/>
    </style:style>
    <style:style style:name="P47" style:family="paragraph" style:parent-style-name="Standard">
      <style:text-properties officeooo:rsid="003477c6" officeooo:paragraph-rsid="003477c6"/>
    </style:style>
    <style:style style:name="P48" style:family="paragraph" style:parent-style-name="Standard">
      <style:text-properties officeooo:rsid="0028f5e5" officeooo:paragraph-rsid="0028f5e5"/>
    </style:style>
    <style:style style:name="P49" style:family="paragraph" style:parent-style-name="Standard">
      <style:text-properties officeooo:rsid="0034edba" officeooo:paragraph-rsid="0034edba"/>
    </style:style>
    <style:style style:name="P50" style:family="paragraph" style:parent-style-name="Standard">
      <style:text-properties officeooo:rsid="002a7d90" officeooo:paragraph-rsid="002a7d90"/>
    </style:style>
    <style:style style:name="P51" style:family="paragraph" style:parent-style-name="Standard">
      <style:text-properties officeooo:paragraph-rsid="002a7d9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028d3"/>
    </style:style>
    <style:style style:name="T3" style:family="text">
      <style:text-properties officeooo:rsid="00232a0a"/>
    </style:style>
    <style:style style:name="T4" style:family="text">
      <style:text-properties officeooo:rsid="0026b545"/>
    </style:style>
    <style:style style:name="T5" style:family="text">
      <style:text-properties officeooo:rsid="0026d87f"/>
    </style:style>
    <style:style style:name="T6" style:family="text">
      <style:text-properties officeooo:rsid="002808cf"/>
    </style:style>
    <style:style style:name="T7" style:family="text">
      <style:text-properties officeooo:rsid="0028ca70"/>
    </style:style>
    <style:style style:name="T8" style:family="text">
      <style:text-properties officeooo:rsid="0028f5e5"/>
    </style:style>
    <style:style style:name="T9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10" style:family="text"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11" style:family="text">
      <style:text-properties fo:font-variant="normal" fo:text-transform="none" fo:color="#212529" loext:opacity="100%" fo:letter-spacing="normal"/>
    </style:style>
    <style:style style:name="T12" style:family="text">
      <style:text-properties fo:font-variant="normal" fo:text-transform="none" fo:color="#333333" loext:opacity="100%" style:font-name="SFMono-Regular" fo:font-size="10.5pt" fo:letter-spacing="normal" fo:font-style="normal" fo:font-weight="normal" fo:background-color="#f6f8fa" loext:char-shading-value="0" loext:padding="0cm" loext:border="none"/>
    </style:style>
    <style:style style:name="T13" style:family="text">
      <style:text-properties fo:font-variant="normal" fo:text-transform="none" fo:color="#333333" loext:opacity="100%" style:font-name="SFMono-Regular" fo:font-size="10.5pt" fo:letter-spacing="normal" fo:font-style="normal" fo:font-weight="normal" officeooo:rsid="003231b3" fo:background-color="#f6f8fa" loext:char-shading-value="0" loext:padding="0cm" loext:border="none"/>
    </style:style>
    <style:style style:name="T14" style:family="text">
      <style:text-properties officeooo:rsid="002f2df8"/>
    </style:style>
    <style:style style:name="T15" style:family="text">
      <style:text-properties officeooo:rsid="0032e37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CSS</text:p>
      <text:p text:style-name="P28"/>
      <text:p text:style-name="P28">Cuestionario con soluciones <text:span text:style-name="T2">para módulo </text:span></text:p>
      <text:p text:style-name="P27">Linguaxes de marcas e sistemas de xestión da información</text:p>
      <text:p text:style-name="P26"/>
      <text:p text:style-name="P19">Parte I</text:p>
      <text:p text:style-name="P3"/>
      <text:p text:style-name="P3">CIFP RODOLFO UCHA</text:p>
      <text:p text:style-name="P4"/>
      <text:p text:style-name="P23">Este obra está bajo una licencia de </text:p>
      <text:p text:style-name="P23">Creative Commons Reconocimiento 4.0 Internacional</text:p>
      <text:p text:style-name="Title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2">Índice</text:p>
          </text:index-title>
          <text:p text:style-name="P21"><text:a xlink:type="simple" xlink:href="#__RefHeading___Toc9640_2749633800" text:style-name="Index_20_Link" text:visited-style-name="Index_20_Link">CONTEXTO<text:tab/>3</text:a></text:p>
          <text:p text:style-name="P21"><text:a xlink:type="simple" xlink:href="#__RefHeading___Toc9642_2749633800" text:style-name="Index_20_Link" text:visited-style-name="Index_20_Link">INTRODUCCIÓN<text:tab/>4</text:a></text:p>
          <text:p text:style-name="P21"><text:a xlink:type="simple" xlink:href="#__RefHeading___Toc9644_2749633800" text:style-name="Index_20_Link" text:visited-style-name="Index_20_Link">SELECTORES<text:tab/>6</text:a></text:p>
          <text:p text:style-name="P21"><text:a xlink:type="simple" xlink:href="#__RefHeading___Toc9646_2749633800" text:style-name="Index_20_Link" text:visited-style-name="Index_20_Link">UNIDADES DE MEDIDA<text:tab/>8</text:a></text:p>
          <text:p text:style-name="P21"><text:a xlink:type="simple" xlink:href="#__RefHeading___Toc1864_1913751080" text:style-name="Index_20_Link" text:visited-style-name="Index_20_Link">EJERCICIOS PRÁCTICOS<text:tab/>10</text:a></text:p>
        </text:index-body>
      </text:table-of-content>
      <text:h text:style-name="P30" text:outline-level="1"/>
      <text:h text:style-name="P31" text:outline-level="1"><text:bookmark-start text:name="__RefHeading___Toc9640_2749633800"/>CONTEXTO<text:bookmark-end text:name="__RefHeading___Toc9640_2749633800"/></text:h>
      <text:p text:style-name="P24">Estas preguntas se han extraído del contenido del curso online:</text:p>
      <text:p text:style-name="P24"><text:a xlink:type="simple" xlink:href="https://uniwebsidad.com/libros/css" text:style-name="Internet_20_link" text:visited-style-name="Visited_20_Internet_20_Link">https://uniwebsidad.com/libros/css</text:a> <text:s/></text:p>
      <text:p text:style-name="P25">Para la casi totalidad de las preguntas se pueden extraer la respuesta de lo allí indicado. </text:p>
      <text:h text:style-name="P29" text:outline-level="1"/>
      <text:h text:style-name="P32" text:outline-level="1"><text:bookmark-start text:name="__RefHeading___Toc9642_2749633800"/>I<text:span text:style-name="T3">NTRODUCCIÓN</text:span><text:bookmark-end text:name="__RefHeading___Toc9642_2749633800"/></text:h>
      <text:p text:style-name="P5">1. <text:span text:style-name="T4">¿Quién y cuándo</text:span> decidió apostar por el desarrollo y estandarización de CSS y lo añadió a su grupo de trabajo de HTML? <text:span text:style-name="T4">¿Cuando se publicó la primera recomendación oficial?</text:span></text:p>
      <text:p text:style-name="P5"/>
      <text:p text:style-name="P38"><text:span text:style-name="T9">En 1995,el W3C decidió apostar por el desarrollo y estandarización de CSS y lo añadió a su grupo de trabajo de HTML . A finales de 1996, el W3C publicó la primera recomendación oficial, conocida como " CSS nivel 1".</text:span> </text:p>
      <text:p text:style-name="P5"/>
      <text:p text:style-name="P5">2. ¿<text:span text:style-name="T4">Cúal es la última recomendación de CSS</text:span>?</text:p>
      <text:p text:style-name="P11">A) CSS nivel 1<text:tab/>B) CSS nivel 2<text:tab/>C) CSS nivel 3<text:tab/>D) CSS nivel 5</text:p>
      <text:p text:style-name="P11"><text:s/></text:p>
      <text:p text:style-name="P11">.<text:span text:style-name="T14">La B</text:span></text:p>
      <text:p text:style-name="P11"/>
      <text:p text:style-name="P5"/>
      <text:p text:style-name="P6">3. ¿<text:span text:style-name="T5">Cómo se denomina la parte del navegador que se encarga de interpretar el código HTML y CSS para mostrar las páginas?</text:span></text:p>
      <text:p text:style-name="P35"/>
      <text:p text:style-name="P36">Se denomina MOTOR</text:p>
      <text:p text:style-name="P5"/>
      <text:p text:style-name="P5"/>
      <text:p text:style-name="P5">5. CSS permite separar los contenidos de la página y la información sobre su aspecto. <text:span text:style-name="T5">¿Verdadero o falso?</text:span></text:p>
      <text:p text:style-name="P40">Verdadero</text:p>
      <text:p text:style-name="P5"/>
      <text:p text:style-name="P5">6. ¿Cuál <text:span text:style-name="T5">no </text:span>es <text:span text:style-name="T5">una posibilidad para incluir CSS en un documento XHTML</text:span>?</text:p>
      <text:p text:style-name="P20"/>
      <text:p text:style-name="P5"/>
      <text:p text:style-name="P13">7. <text:span text:style-name="T6">En el ejemplo:</text:span></text:p>
      <text:p text:style-name="P14">h2 { color : red; }</text:p>
      <text:p text:style-name="P14"/>
      <text:p text:style-name="P14">¿Cuál es el selector?</text:p>
      <text:p text:style-name="P14"/>
      <text:p text:style-name="P40">h2</text:p>
      <text:p text:style-name="P14"/>
      <text:p text:style-name="P14">¿Cuál es la propiedad?</text:p>
      <text:p text:style-name="P14"/>
      <text:p text:style-name="P40">color</text:p>
      <text:p text:style-name="P14">¿Cuál es el valor?</text:p>
      <text:p text:style-name="P40">red</text:p>
      <text:p text:style-name="P14"/>
      <text:p text:style-name="P14">¿Cuál es la declaración?</text:p>
      <text:p text:style-name="P40">Color: red</text:p>
      <text:p text:style-name="P14"/>
      <text:p text:style-name="P14">¿Cuál es la regla?</text:p>
      <text:p text:style-name="P40">H2 {color: red }</text:p>
      <text:p text:style-name="P14"/>
      <text:p text:style-name="P14"><text:soft-page-break/>8. El estándar CSS 2.1 define 115 propiedades, cada una con su propia lista de valores permitidos. Por su parte, con los últimos borradores del estándar CSS 3 ya hay al menos 239 propiedades. ¿Verdadero o falso?</text:p>
      <text:p text:style-name="P43">Verdadero</text:p>
      <text:p text:style-name="P14"/>
      <text:p text:style-name="P14">9. CSS define algunas propiedades específicamente para determinados medios, como por ejemplo la paginación y los saltos de página para los medios impresos o el volumen y tipo de voz para los medios de audio. Cita al menos tres nombres de medios.</text:p>
      <text:p text:style-name="P14"/>
      <text:p text:style-name="P42"><text:span text:style-name="T10">Los medios más utilizados actualmente son </text:span><text:span text:style-name="Source_20_Text"><text:span text:style-name="T12">screen </text:span></text:span><text:span text:style-name="T10">(para definir el aspecto de la página en pantalla) y </text:span><text:span text:style-name="Source_20_Text"><text:span text:style-name="T12">print</text:span></text:span><text:span text:style-name="T10">(para definir el aspecto de la página cuando se imprime), seguidos de </text:span><text:span text:style-name="Source_20_Text"><text:span text:style-name="T12">handheld </text:span></text:span><text:span text:style-name="T10">(que define el aspecto de la página cuando se visualiza mediante un dispositivo móvil). </text:span></text:p>
      <text:p text:style-name="P14"/>
      <text:p text:style-name="P14"/>
      <text:p text:style-name="P14">10. ¿Qué reglas son un tipo especial de regla CSS que permiten indicar de forma directa el medio o medios en los que se aplicarán los estilos incluidos en la regla.</text:p>
      <text:p text:style-name="P14"/>
      <text:p text:style-name="P44">Las reglas media</text:p>
      <text:p text:style-name="P14"/>
      <text:p text:style-name="P14">11. Indica cual de las siguientes afirmaciones sobre comentarios es falsa:</text:p>
      <text:p text:style-name="P14">a) El comienzo de un comentario se indica mediante los caracteres /* y el final del comentario se indica mediante */</text:p>
      <text:p text:style-name="P14">b) Los comentarios pueden ocupar tantas líneas como sea necesario, pero no se puede incluir un comentario dentro de otro comentario</text:p>
      <text:p text:style-name="P14">c) Aunque los navegadores ignoran los comentarios, su contenido se envía junto con el resto de estilos, por lo que no se debe incluir en ellos ninguna información sensible o confidencial.</text:p>
      <text:p text:style-name="P14">d) La sintaxis de los comentarios CSS es igual a la de los comentarios HTML</text:p>
      <text:p text:style-name="P14"/>
      <text:p text:style-name="P14"><text:s/><text:span text:style-name="T15">La D</text:span></text:p>
      <text:h text:style-name="P33" text:outline-level="1"><text:bookmark-start text:name="__RefHeading___Toc9644_2749633800"/>SELECTORES<text:bookmark-end text:name="__RefHeading___Toc9644_2749633800"/></text:h>
      <text:p text:style-name="P7"><text:span text:style-name="T6">12</text:span>. La declaración indica "qué hay que hacer" y el selector indica "a quién hay que hacérselo". <text:span text:style-name="T6">¿Verdadero o falso?</text:span></text:p>
      <text:p text:style-name="P14"/>
      <text:p text:style-name="P45">Verdadero</text:p>
      <text:p text:style-name="P8"/>
      <text:p text:style-name="P8"><text:span text:style-name="T7">14.</text:span> A un mismo elemento HTML se le pueden aplicar varias reglas CSS y cada regla CSS puede aplicarse a un número ilimitado de elementos. <text:span text:style-name="T7">¿Verdadero o falso?</text:span></text:p>
      <text:p text:style-name="P15"/>
      <text:p text:style-name="P45">Verdadero</text:p>
      <text:p text:style-name="P15"/>
      <text:p text:style-name="P15">15. ¿Cuál de las siguientes es falsa sobre el selector universal?</text:p>
      <text:p text:style-name="P15">a) Se utiliza para seleccionar todos los elementos de la página.</text:p>
      <text:p text:style-name="P15">b) El selector universal se indica mediante una almohadilla (#)</text:p>
      <text:p text:style-name="P15">c) <text:s/>A pesar de su sencillez, no se utiliza habitualmente, ya que es difícil que un mismo estilo se pueda aplicar a todos los elementos de una página.</text:p>
      <text:p text:style-name="P15">d) No obstante, sí que se suele combinar con otros selectores</text:p>
      <text:p text:style-name="P15"/>
      <text:p text:style-name="P45">La B</text:p>
      <text:p text:style-name="P9"/>
      <text:p text:style-name="P15">16. El selector de tipo o etiqueta selecciona todos los elementos de la página cuya etiqueta HTML coincide con el valor del selector. ¿Verdadero o falso?</text:p>
      <text:p text:style-name="P15"/>
      <text:p text:style-name="P45">Verdadero</text:p>
      <text:p text:style-name="P15"/>
      <text:p text:style-name="P15">17. El selector descendente selecciona los elementos que se encuentran dentro de otros elementos. ¿Verdadero o falso?</text:p>
      <text:p text:style-name="P15"/>
      <text:p text:style-name="P45">Verdadero</text:p>
      <text:p text:style-name="P15"/>
      <text:p text:style-name="P15">18. Con este CSS:</text:p>
      <text:p text:style-name="P15">p span { color: red; }</text:p>
      <text:p text:style-name="P15"/>
      <text:p text:style-name="P15">Si el código HTML de la página es el siguiente:</text:p>
      <text:p text:style-name="P15"/>
      <text:p text:style-name="P15">&lt;p&gt;</text:p>
      <text:p text:style-name="P15"><text:s text:c="2"/>...</text:p>
      <text:p text:style-name="P15"><text:s text:c="2"/>&lt;span&gt;texto1&lt;/span&gt;</text:p>
      <text:p text:style-name="P15"><text:s text:c="2"/>...</text:p>
      <text:p text:style-name="P15"><text:s text:c="2"/>&lt;a href=""&gt;...&lt;span&gt;texto2&lt;/span&gt;&lt;/a&gt;</text:p>
      <text:p text:style-name="P15"><text:s text:c="2"/>...</text:p>
      <text:p text:style-name="P15">&lt;/p&gt;</text:p>
      <text:p text:style-name="P15"/>
      <text:p text:style-name="P15">¿Qué texto estará en rojo?</text:p>
      <text:p text:style-name="P15">a) texto1<text:tab/><text:tab/>b) texto2<text:tab/>c) los dos<text:tab/>d) ninguno</text:p>
      <text:p text:style-name="P15"><text:s/><text:span text:style-name="T14">La </text:span><text:span text:style-name="T15">C</text:span></text:p>
      <text:p text:style-name="P15"/>
      <text:p text:style-name="P15"><text:soft-page-break/>19. Una de las soluciones más sencillas para aplicar estilos a un solo elemento de la página consiste en utilizar el atributo class de HTML sobre ese elemento para indicar directamente la regla CSS que se le debe aplica. ¿Verdadero o falso?</text:p>
      <text:p text:style-name="P15"/>
      <text:p text:style-name="P47">Verdadero</text:p>
      <text:p text:style-name="P15"/>
      <text:p text:style-name="P15">20. Para los selectores de clase, se prefija el valor del atributo class con un asterisco (*). ¿Verdadero o falso?</text:p>
      <text:p text:style-name="P15"/>
      <text:p text:style-name="P15"/>
      <text:p text:style-name="P15"/>
      <text:p text:style-name="P16">21. El selector de ID permite seleccionar un elemento de la página a través del valor de su atributo id. ¿Verdadero o falso?</text:p>
      <text:p text:style-name="P16"/>
      <text:p text:style-name="P47">Verdadero</text:p>
      <text:h text:style-name="P34" text:outline-level="1"><text:bookmark-start text:name="__RefHeading___Toc9646_2749633800"/>UNIDADES DE MEDIDA<text:bookmark-end text:name="__RefHeading___Toc9646_2749633800"/></text:h>
      <text:p text:style-name="P8"><text:span text:style-name="T8">22</text:span>. CSS divide las unidades de medida en dos grupos: absolutas, relativas <text:span text:style-name="T8">y mixtas. ¿Verdadero o falso?</text:span></text:p>
      <text:p text:style-name="P47">Falso </text:p>
      <text:p text:style-name="P8"/>
      <text:p text:style-name="P8"><text:span text:style-name="T8">23</text:span>. in,<text:span text:style-name="T8">cm,mm,pt,pc son unidades relativas. ¿Verdadero o falso?</text:span></text:p>
      <text:p text:style-name="P16"/>
      <text:p text:style-name="P47">Falso</text:p>
      <text:p text:style-name="P16">24. ¿Cuál es falsa de las siguientes afirmaciones?</text:p>
      <text:p text:style-name="P16">a) Una medida indicada mediante unidades absolutas está completamente definida, ya que su valor no depende de otro valor de referencia</text:p>
      <text:p text:style-name="P16">b) Su principal ventaja es que son muy flexibles y se adaptan fácilmente a los diferentes medios.</text:p>
      <text:p text:style-name="P16">c) De todas las unidades absolutas, la única que suele utilizarse es el punto (pt)</text:p>
      <text:p text:style-name="P16">d) El punto se trata de la unidad de medida preferida para establecer el tamaño del texto en los documentos que se van a imprimir, es decir, para el medio print de CSS</text:p>
      <text:p text:style-name="P16"/>
      <text:p text:style-name="P49">La A</text:p>
      <text:p text:style-name="P16"/>
      <text:p text:style-name="P16">25. em, ex y px son unidades relativas. ¿Verdadero o falso?</text:p>
      <text:p text:style-name="P16"/>
      <text:p text:style-name="P49">Verdadero</text:p>
      <text:p text:style-name="P16"/>
      <text:p text:style-name="P17">26. ¿Cuál de las siguientes no es una recomendación?</text:p>
      <text:p text:style-name="P17">a) En general, se recomienda el uso de unidades relativas siempre que sea posible, ya que mejora la accesibilidad de la página y permite que los documentos se adapten fácilmente a cualquier medio y dispositivo.</text:p>
      <text:p text:style-name="P17">b) Se recomienda el uso de la unidad em para indicar el tamaño del texto y para todas las medidas que sean posibles.</text:p>
      <text:p text:style-name="P17">c) Normalmente se utilizan píxel y porcentajes para definir el layout del documento (básicamente, la anchura de las columnas y de los elementos de las páginas) y em y porcentajes para el tamaño de letra de los textos.</text:p>
      <text:p text:style-name="P17">d) Es mejor usar el sistema americano con la unidad in que las unidades del sistema internacional cm y mm</text:p>
      <text:p text:style-name="P17"/>
      <text:p text:style-name="P49">La D</text:p>
      <text:p text:style-name="P17"/>
      <text:p text:style-name="P17">27. CSS define 17 palabras clave para referirse a los colores básicos. ¿Verdadero o falso?</text:p>
      <text:p text:style-name="P17"/>
      <text:p text:style-name="P49">Verdadero</text:p>
      <text:p text:style-name="P17"/>
      <text:p text:style-name="P17">28. Además de la lista básica, los navegadores modernos soportan muchos otros nombres de colores. ¿Verdadero o falso?</text:p>
      <text:p text:style-name="P17"/>
      <text:p text:style-name="P49">Verdadero</text:p>
      <text:p text:style-name="P17"/>
      <text:p text:style-name="P17">29. En el campo del diseño gráfico, se han definido varios modelos para hacer referencia a los colores. Los dos modelos más conocidos son RGB y CMYK. ¿Verdadero o falso?</text:p>
      <text:p text:style-name="P49">Verdadero</text:p>
      <text:p text:style-name="P17"><text:soft-page-break/></text:p>
      <text:p text:style-name="P17">30. RGB se puede indicar mediante números decimales, hexadecimales o porcentajes. ¿Verdadero o falso?</text:p>
      <text:p text:style-name="P51"/>
      <text:p text:style-name="P49">Verdadero</text:p>
      <text:h text:style-name="P32" text:outline-level="1"><text:bookmark-start text:name="__RefHeading___Toc1864_1913751080"/>EJERCICIOS PRÁCTICOS<text:bookmark-end text:name="__RefHeading___Toc1864_1913751080"/></text:h>
      <text:p text:style-name="P2"/>
      <text:p text:style-name="P2">Ejercicio de selectores</text:p>
      <text:p text:style-name="P10"><text:a xlink:type="simple" xlink:href="https://uniwebsidad.com/libros/css/capitulo-15" text:style-name="Internet_20_link" text:visited-style-name="Visited_20_Internet_20_Link">https://uniwebsidad.com/libros/css/capitulo-15</text:a></text:p>
      <text:p text:style-name="P10"/>
      <text:p text:style-name="P2">Ejercicio de colores</text:p>
      <text:p text:style-name="P18"><text:a xlink:type="simple" xlink:href="https://uniwebsidad.com/libros/css/capitulo-15/ejercicio-2" text:style-name="Internet_20_link" text:visited-style-name="Visited_20_Internet_20_Link"><text:span text:style-name="T1">https://uniwebsidad.com/libros/css/capitulo-15/ejercicio-2</text:span></text:a><text:span text:style-name="T1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6243" officeooo:paragraph-rsid="001e624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José López Villar<text:tab/><text:tab/><text:page-number text:select-page="current">10</text:page-number> / <text:page-count>10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4T06:31:34.929000000</meta:creation-date>
    <dc:date>2022-10-25T14:02:33.075000000</dc:date>
    <meta:editing-duration>PT19M53S</meta:editing-duration>
    <meta:editing-cycles>6</meta:editing-cycles>
    <meta:generator>LibreOffice/7.2.7.2$Windows_X86_64 LibreOffice_project/8d71d29d553c0f7dcbfa38fbfda25ee34cce99a2</meta:generator>
    <meta:document-statistic meta:table-count="0" meta:image-count="0" meta:object-count="0" meta:page-count="10" meta:paragraph-count="119" meta:word-count="1188" meta:character-count="6939" meta:non-whitespace-character-count="5844"/>
  </office:meta>
</office:document-meta>
</file>